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Heading_20_1" text:outline-level="1">Haiku's</text:h>
      <text:h text:style-name="Heading_20_2" text:outline-level="2">Author: Ridge Hamre</text:h>
      <text:h text:style-name="Heading_20_3" text:outline-level="3"/>
      <text:p text:style-name="First_20_paragraph">Hi my name is Ridge I share my name with Blue Ridge I'm cold like a fridge</text:p>
      <text:p text:style-name="Text_20_body">Point me at the beam A little strange I may seem Staring eyes will gleam</text:p>
      <text:p text:style-name="Text_20_body">Yes my eyes are blue They are stuck to you like glue Waiting to yell b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